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hysical Security and Data Encryp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>Jorge Teixeira</text:p>
            <text:p/>
            <text:p/>
            <text:p/>
            <text:p>UMBC Cyber Defense Team</text:p>
            <text:p>Spring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in U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-memory data (actively used, cached, old data that was not wiped)</text:p>
              </text:list-item>
              <text:list-item>
                <text:p>Usually requires root/Administrator level to inspect/dump</text:p>
              </text:list-item>
              <text:list-item>
                <text:p>High potential for juicy info available (passwords, hashes, documents, OS control struc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ysical Access vs. Data in U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leave your computer unlocked when you’re away: Game Over</text:p>
              </text:list-item>
              <text:list-item>
                <text:p>Even if you lock it, (probably) Game Over (RAM freezing, HW keyloggers, malicious USB HIDs)</text:p>
              </text:list-item>
              <text:list-item>
                <text:p>Data found today can likely be used to gain (remote) access tomorr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ysical Security Trumps Everyth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only secure computer is the one disconnected, unplugged, in a bunker, with armed guards</text:p>
              </text:list-item>
              <text:list-item>
                <text:p>Most people neglect or overlook physical security (exception: military)</text:p>
              </text:list-item>
              <text:list-item>
                <text:p>BUT, everyone can take steps to minimize exposure while maintaining a decent level of us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at R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which is not currently in use (i.e., not in memory)</text:p>
              </text:list-item>
              <text:list-item>
                <text:p>It is usually trivially readable/writable</text:p>
              </text:list-item>
              <text:list-item>
                <text:p>It is physically stored somewhere (hard drives, SAN, pendrive, SD card,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ysical Access vs. Data at R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eal the whole laptop now, worry about retrieving the data later</text:p>
              </text:list-item>
              <text:list-item>
                <text:p>Clone the hard drive, leaving no traces</text:p>
              </text:list-item>
              <text:list-item>
                <text:p>Typically thwarted by using encryp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Encry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level (bcrypt, Veracrypt)</text:p>
              </text:list-item>
              <text:list-item>
                <text:p>Partition/Volume level (LUKS/dm-crypt, Veracrypt, Bitlocker)</text:p>
              </text:list-item>
              <text:list-item>
                <text:p>Full Disk Encryption* (LUKS/dm-crypt, Veracrypt, Bitlocker)</text:p>
              </text:list-item>
              <text:list-item>
                <text:p>Full Disk Encryption (self-encrypting HDDs/SSDs + BIOS support or seduti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Encry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acrypt is secure, multiplatform, supported, and has a GUI</text:p>
              </text:list-item>
              <text:list-item>
                <text:p>Great documentation</text:p>
              </text:list-item>
              <text:list-item>
                <text:p>Mostly takes care of everything for you</text:p>
              </text:list-item>
              <text:list-item>
                <text:p>Mounts as a removable dr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ll Disk Encry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y to setup: everything is transparent to the OS</text:p>
              </text:list-item>
              <text:list-item>
                <text:p>Fast: no CPU used</text:p>
              </text:list-item>
              <text:list-item>
                <text:p>Truly encrypts the whole drive, including boot loaders, MBR/GPT, kernels, swap, etc.</text:p>
              </text:list-item>
              <text:list-item>
                <text:p>Can dual-boot</text:p>
              </text:list-item>
              <text:list-item>
                <text:p>Needs hardware support, limited manage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ll Disk Encryption*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UKS/dm-crypt, Veracrypt, Bitlocker encrypt almost everything: bootloader can’t be encrypted, often MBR/GPT and /boot partition aren’t encrypted either</text:p>
              </text:list-item>
              <text:list-item>
                <text:p>Just as good as true FDE for non-bootable drives</text:p>
              </text:list-item>
              <text:list-item>
                <text:p>Reduced resilience against data corruption, limited manageability</text:p>
              </text:list-item>
              <text:list-item>
                <text:p>Provide significantly more protection than non-encrypted setu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ndows: Bitlocker / Veracry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st read the documentation and follow the guidelines/best-practices</text:p>
              </text:list-item>
              <text:list-item>
                <text:p>Use good passwords, and make recovery volumes (or have unencrypted backups, which may defeat the point)</text:p>
              </text:list-item>
              <text:list-item>
                <text:p>Can encrypt existing systems (caveat emptor: don’t blame me if you lose your data)</text:p>
              </text:list-item>
              <text:list-item>
                <text:p>May have limitations regarding dual-boot, EFI, GPT, Secure Boot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ux: LUKS/dm-cry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distros provide preconfigured settings during initial install (easy)</text:p>
              </text:list-item>
              <text:list-item>
                <text:p>Can be setup manually, but it is HARD, and you cannot easily convert an uncrypted system</text:p>
              </text:list-item>
              <text:list-item>
                <text:p>Frontends: cryptsetup / cryptmount</text:p>
              </text:list-item>
              <text:list-item>
                <text:p>Can’t dual-boot with Windows, hard to dual-boot with other Lin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do it r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’s hard! Read the docs! If you misuse the tools you will shoot yourself in the foot</text:p>
              </text:list-item>
              <text:list-item>
                <text:p>Crypto options can be daunting, but the defaults are usually sane</text:p>
              </text:list-item>
              <text:list-item>
                <text:p>What are your goals?: usability vs. security</text:p>
                <text:list>
                  <text:list-item>
                    <text:p>https://wiki.archlinux.org/index.php/Dm-crypt/Encrypting_an_entire_system</text:p>
                  </text:list-item>
                </text:list>
              </text:list-item>
              <text:list-item>
                <text:p>For personal use, LVM might be overkill, file swap is preferrable to partition swap, and leaving /boot unencrypted should be fine if your kernel is signed (Secure Boo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acrypt volumes</text:p>
              </text:list-item>
              <text:list-item>
                <text:p>LUKS/dm-crypt Xubuntu default setup</text:p>
              </text:list-item>
              <text:list-item>
                <text:p>LUKS/dm-crypt create encrypted USB</text:p>
                <text:list>
                  <text:list-item>
                    <text:p>sudo cryptsetup luksFormat /dev/sdX</text:p>
                  </text:list-item>
                  <text:list-item>
                    <text:p>sudo cryptsetup open /dev/sdX encrypted</text:p>
                  </text:list-item>
                  <text:list-item>
                    <text:p>sudo mkfs.ext4 /dev/mapper/encrypted</text:p>
                  </text:list-item>
                  <text:list-item>
                    <text:p>sudo mkdir /mnt/crypt</text:p>
                  </text:list-item>
                  <text:list-item>
                    <text:p>sudo mount /dev/mapper/encrypted /mnt/crypt</text:p>
                  </text:list-item>
                  <text:list-item>
                    <text:p>sudo umount /mnt/crypt</text:p>
                  </text:list-item>
                  <text:list-item>
                    <text:p>sudo cryptsetup close encryp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09:14:51.793729963</meta:creation-date>
    <dc:date>2017-05-03T18:43:20.194139588</dc:date>
    <meta:editing-duration>PT2H28M3S</meta:editing-duration>
    <meta:editing-cycles>21</meta:editing-cycles>
    <meta:generator>LibreOffice/5.1.6.2$Linux_X86_64 LibreOffice_project/10m0$Build-2</meta:generator>
    <meta:document-statistic meta:object-count="77"/>
  </office:meta>
</office:document-meta>
</file>